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666600"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3333" style:font-name="Calibri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3333" style:font-name="Calibri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ff3333" fo:font-size="12pt" style:font-size-asian="12pt" style:font-size-complex="12pt"/>
    </style:style>
    <style:style style:name="T10" style:family="text">
      <style:text-properties fo:color="#0000ff"/>
    </style:style>
    <style:style style:name="T11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ff" style:font-name="Calibri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66600"/>
    </style:style>
    <style:style style:name="T18" style:family="text">
      <style:text-properties fo:color="#666600" style:font-name="Calibri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280099" style:font-name="Calibri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280099" style:font-name="Calibri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280099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</text:p>
      <text:list xml:id="list28290001" text:style-name="L1">
        <text:list-item>
          <text:p text:style-name="P6">Settings [name:Settings]</text:p>
          <text:list>
            <text:list-item>
              <text:p text:style-name="P6">Defaults</text:p>
              <text:list>
                <text:list-item>
                  <text:p text:style-name="P6">Get-Today-Date is the system date from a database function or stored procedure</text:p>
                </text:list-item>
              </text:list>
            </text:list-item>
            <text:list-item>
              <text:p text:style-name="P6">Feature thoughts</text:p>
              <text:list>
                <text:list-item>
                  <text:p text:style-name="P6">Data to PDF format data from db using template and export to PDF.</text:p>
                </text:list-item>
              </text:list>
            </text:list-item>
            <text:list-item>
              <text:p text:style-name="P6">Functional and Non Functional Requirements</text:p>
              <text:list>
                <text:list-item>
                  <text:p text:style-name="P6">Functional and non-functional requirements have two functions. 1) they name and describe the requirement and 2) they reference the requirement.</text:p>
                </text:list-item>
                <text:list-item>
                  <text:p text:style-name="P6">The name and description are universal they apply to that named requirement everywhere.</text:p>
                </text:list-item>
                <text:list-item>
                  <text:p text:style-name="P6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6">Interfaces</text:p>
              <text:list>
                <text:list-item>
                  <text:p text:style-name="P6">user</text:p>
                </text:list-item>
                <text:list-item>
                  <text:p text:style-name="P6">software</text:p>
                </text:list-item>
                <text:list-item>
                  <text:p text:style-name="P6">hardware</text:p>
                </text:list-item>
              </text:list>
            </text:list-item>
            <text:list-item>
              <text:p text:style-name="P6">Rights [required: required or xsl scripts will not run]</text:p>
              <text:list>
                <text:list-item>
                  <text:p text:style-name="P6">create</text:p>
                </text:list-item>
                <text:list-item>
                  <text:p text:style-name="P6">read [definition: read from internal storage and display as text]</text:p>
                </text:list-item>
                <text:list-item>
                  <text:p text:style-name="P6">update</text:p>
                </text:list-item>
                <text:list-item>
                  <text:p text:style-name="P6">delete</text:p>
                </text:list-item>
                <text:list-item>
                  <text:p text:style-name="P6">deactivate</text:p>
                </text:list-item>
              </text:list>
            </text:list-item>
            <text:list-item>
              <text:p text:style-name="P6">ShowOn-Types</text:p>
              <text:list>
                <text:list-item>
                  <text:p text:style-name="P6">create</text:p>
                </text:list-item>
                <text:list-item>
                  <text:p text:style-name="P6">read</text:p>
                </text:list-item>
                <text:list-item>
                  <text:p text:style-name="P6">update</text:p>
                </text:list-item>
                <text:list-item>
                  <text:p text:style-name="P6">delete</text:p>
                </text:list-item>
              </text:list>
            </text:list-item>
            <text:list-item>
              <text:p text:style-name="P6">Tier-Types</text:p>
              <text:list>
                <text:list-item>
                  <text:p text:style-name="P6">Tier 1 [text: Tier 1 handles the access point or points]</text:p>
                </text:list-item>
                <text:list-item>
                  <text:p text:style-name="P6">Tier 2 [text: Tier 2 handles the initial setup of account privileges. ]</text:p>
                </text:list-item>
                <text:list-item>
                  <text:p text:style-name="P6">Tier 3 [text: Tier 3 handles the provisioning of account privileges to great enough to create new applications (i.e., NRN, ER) ]</text:p>
                </text:list-item>
                <text:list-item>
                  <text:p text:style-name="P6">Tier 4 [text: Tier 4 handles efforts of completing a NRN or ER.]</text:p>
                </text:list-item>
              </text:list>
            </text:list-item>
            <text:list-item>
              <text:p text:style-name="P6">Data</text:p>
              <text:list>
                <text:list-item>
                  <text:p text:style-name="P5"><text:span text:style-name="T1">table [name:</text:span><text:span text:style-name="T8">System_Pokes</text:span><text:span text:style-name="T1">]</text:span></text:p>
                  <text:list>
                    <text:list-item>
                      <text:p text:style-name="P5"><text:span text:style-name="T1">record [role:(</text:span><text:span text:style-name="T11">gov</text:span><text:span text:style-name="T1">)(</text:span><text:span text:style-name="T11">registrant</text:span><text:span text:style-name="T1">)(ER)] [syspoke_screen: Poke ER Managers][syspoke_name:manager] [syspoke_insertdate:10/23/2011] [syspoke_owner:</text:span><text:a xlink:type="simple" xlink:href="mailto:systemadmin@michigan.gov"><text:span text:style-name="T1">systemadmin@michigan.</text:span></text:a><text:a xlink:type="simple" xlink:href="mailto:systemadmin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</text:span><text:span text:style-name="T11">registrant</text:span><text:span text:style-name="T1">)(NRN)] [syspoke_screen: Poke NRN Managers][syspoke_name:manager] [syspoke_insertdate:10/23/2011] [syspoke_owner:</text:span><text:a xlink:type="simple" xlink:href="mailto:systemadmin@michigan.gov"><text:span text:style-name="T1">systemadmin@michigan.</text:span></text:a><text:a xlink:type="simple" xlink:href="mailto:systemadmin@michigan.gov"><text:span text:style-name="T11">gov</text:span></text:a><text:span text:style-name="T1">]</text:span></text:p>
                    </text:list-item>
                  </text:list>
                </text:list-item>
                <text:list-item>
                  <text:p text:style-name="P5"><text:span text:style-name="T1">table [name:</text:span><text:span text:style-name="T8">Pokes</text:span><text:span text:style-name="T1">]</text:span></text:p>
                  <text:list>
                    <text:list-item>
                      <text:p text:style-name="P5"><text:span text:style-name="T1">record [role:(</text:span><text:span text:style-name="T11">gov</text:span><text:span text:style-name="T1">)(</text:span><text:span text:style-name="T11">registrant</text:span><text:span text:style-name="T1">)(NRN)] [poke_message: ][poke_type:] [tsk_insertdate:10/23/2011] [poke_owner: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</text:span><text:span text:style-name="T11">registrant</text:span><text:span text:style-name="T1">)(ER)] [poke_message: ][poke_type:] [tsk_insertdate:10/23/2011] [poke_owner:]</text:span></text:p>
                    </text:list-item>
                  </text:list>
                </text:list-item>
                <text:list-item>
                  <text:p text:style-name="P5"><text:span text:style-name="T1">table [name:</text:span><text:span text:style-name="T8">System_Tasks</text:span><text:span text:style-name="T1">]</text:span></text:p>
                  <text:list>
                    <text:list-item>
                      <text:p text:style-name="P5"><text:span text:style-name="T1">record [role:(</text:span><text:span text:style-name="T11">public</text:span><text:span text:style-name="T1">)(</text:span><text:span text:style-name="T11">account</text:span><text:span text:style-name="T1">)] [systsk_screen: Registration][systsk_name:Complete Registration] [systsk_insertdate:10/23/2011] [systsk_owner:</text:span><text:a xlink:type="simple" xlink:href="mailto:systemadmin@michigan.gov"><text:span text:style-name="T1">systemadmin@michigan.</text:span></text:a><text:a xlink:type="simple" xlink:href="mailto:systemadmin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</text:span><text:span text:style-name="T11">registrant</text:span><text:span text:style-name="T1">)] [systsk_screen: Request National Register Privileges][systsk_name: Request National Register Privileges ] [systsk_insertdate:10/23/2011] [systsk_owner:</text:span><text:a xlink:type="simple" xlink:href="mailto:systemadmin@michigan.gov"><text:span text:style-name="T1">systemadmin@michigan.</text:span></text:a><text:a xlink:type="simple" xlink:href="mailto:systemadmin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</text:span><text:span text:style-name="T11">registrant</text:span><text:span text:style-name="T1">)] [systsk_screen: Request Environmental Review Privileges ][systsk_name: Environmental Review Privileges ] [systsk_insertdate:10/23/2011] [systsk_owner:</text:span><text:a xlink:type="simple" xlink:href="mailto:systemadmin@michigan.gov"><text:span text:style-name="T1">systemadmin@michigan.</text:span></text:a><text:a xlink:type="simple" xlink:href="mailto:systemadmin@michigan.gov"><text:span text:style-name="T11">gov</text:span></text:a><text:span text:style-name="T1">]</text:span></text:p>
                    </text:list-item>
                  </text:list>
                </text:list-item>
                <text:list-item>
                  <text:p text:style-name="P5"><text:span text:style-name="T1">table [name:</text:span><text:span text:style-name="T8">Tasks</text:span><text:span text:style-name="T1">]</text:span></text:p>
                  <text:list>
                    <text:list-item>
                      <text:p text:style-name="P5"><text:span text:style-name="T1">record [role:(</text:span><text:span text:style-name="T11">public</text:span><text:span text:style-name="T1">)(</text:span><text:span text:style-name="T11">account</text:span><text:span text:style-name="T1">)] [tsk_screen: Registration][tsk_name:Complete Registration] [tsk_more: ][t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] [tsk_screen:Request National Register Privileges][tsk_name: Request National Register Privileges] [tsk_more:][t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] [tsk_screen:Request Environmental Review Privileges] [tsk_name: Request Environmental Review Privileges] [t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NRN)] [tsk_screen:</text:span><text:span text:style-name="T14">National Register Nomination</text:span><text:span text:style-name="T1">][tsk_name: Finish Nomination ] [tsk_more: The house on the corner] [ 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ER)] [tsk_screen:Environental Review] [tsk_name: Finish Environmental Review][tsk_more: Blue Bus] [t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NRN)] [tsk_screen:Poke Managers][tsk_name: Poke Manager about outstanding assignments.] [tsk_more: The house on the corner] [ 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ER)] [tsk_screen: Poke Managers] [tsk_name: Poke Manager about outstanding assignments.][tsk_more: Blue Bus] [tsk_insertdate:10/23/2011] [tsk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/></text:p>
                    </text:list-item>
                    <text:list-item>
                      <text:p text:style-name="P5"><text:span text:style-name="T1">record [role:(</text:span><text:span text:style-name="T11">gov</text:span><text:span text:style-name="T1">)(</text:span><text:span text:style-name="T11">account</text:span><text:span text:style-name="T1">)] [tsk_screen:Complete Registration] [tsk_name:Complete Registration] [tsk_more:][tsk_insertdate:10/23/2011] [tsk_owner:mrbiggles@michigan.</text:span><text:span text:style-name="T11">gov</text:span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[tsk_screen:Request </text:span><text:span text:style-name="T11">NRN</text:span><text:span text:style-name="T1"> Help Desk Privileges] [tsk_name: Request </text:span><text:span text:style-name="T11">NRN</text:span><text:span text:style-name="T1"> Help Desk Privileges] [tsk_more:][tsk_insertdate:10/23/2011] [tsk_owner:mrbiggles@michigan.</text:span><text:span text:style-name="T11">gov</text:span><text:span text:style-name="T1"> 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[tsk_screen:Request </text:span><text:span text:style-name="T12">NRN</text:span><text:span text:style-name="T1"> Reviewer Privileges] [tsk_name: Request </text:span><text:span text:style-name="T12">NRN</text:span><text:span text:style-name="T1"> Reviewer Privileges] [tsk_more:][tsk_insertdate:10/23/2011] [tsk_owner:</text:span><text:a xlink:type="simple" xlink:href="mailto:mrbiggles@michigan.gov"><text:span text:style-name="T1">mrbiggles@michigan.</text:span></text:a><text:a xlink:type="simple" xlink:href="mailto:mrbiggles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[tsk_screen:Request </text:span><text:span text:style-name="T12">NRN</text:span><text:span text:style-name="T1"> Approver Privileges][tsk_name: Request </text:span><text:span text:style-name="T12">NRN</text:span><text:span text:style-name="T1"> Approver Privileges] [tsk_more:][tsk_insertdate:10/23/2011] [tsk_owner:</text:span><text:a xlink:type="simple" xlink:href="mailto:mrbiggles@michigan.gov"><text:span text:style-name="T1">mrbiggles@michigan.</text:span></text:a><text:a xlink:type="simple" xlink:href="mailto:mrbiggles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[tsk_screen:Request </text:span><text:span text:style-name="T12">NRN</text:span><text:span text:style-name="T1"> Manager Privileges][tsk_name: Request </text:span><text:span text:style-name="T12">NRN</text:span><text:span text:style-name="T1"> Manager Privileges] [tsk_more:][tsk_insertdate:10/23/2011] [tsk_owner:</text:span><text:a xlink:type="simple" xlink:href="mailto:mrbiggles@michigan.gov"><text:span text:style-name="T1">mrbiggles@michigan.</text:span></text:a><text:a xlink:type="simple" xlink:href="mailto:mrbiggles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[tsk_screen:Request </text:span><text:span text:style-name="T19">ER</text:span><text:span text:style-name="T1"> Help Desk Privileges][tsk_name: Request </text:span><text:span text:style-name="T19">ER</text:span><text:span text:style-name="T1"> Help Desk Privileges] [tsk_more:][tsk_insertdate:10/23/2011] [tsk_owner:mrbiggles@michigan.</text:span><text:span text:style-name="T11">gov</text:span><text:span text:style-name="T1"> 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[tsk_screen:Request </text:span><text:span text:style-name="T20">ER</text:span><text:span text:style-name="T1"> Reviewer Privileges][tsk_name: Request </text:span><text:span text:style-name="T20">ER</text:span><text:span text:style-name="T1"> Reviewer Privileges] [tsk_more:][tsk_insertdate:10/23/2011] [tsk_owner:</text:span><text:a xlink:type="simple" xlink:href="mailto:mrbiggles@michigan.gov"><text:span text:style-name="T1">mrbiggles@michigan.</text:span></text:a><text:a xlink:type="simple" xlink:href="mailto:mrbiggles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[tsk_screen:Request </text:span><text:span text:style-name="T20">ER</text:span><text:span text:style-name="T1"> Approver Privileges][tsk_name: Request </text:span><text:span text:style-name="T20">ER</text:span><text:span text:style-name="T1"> Approver Privileges] [tsk_more:][tsk_insertdate:10/23/2011] [tsk_owner:</text:span><text:a xlink:type="simple" xlink:href="mailto:mrbiggles@michigan.gov"><text:span text:style-name="T1">mrbiggles@michigan.</text:span></text:a><text:a xlink:type="simple" xlink:href="mailto:mrbiggles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[tsk_screen:Request </text:span><text:span text:style-name="T20">ER</text:span><text:span text:style-name="T1"> Manager Privileges][tsk_name: Request </text:span><text:span text:style-name="T20">ER</text:span><text:span text:style-name="T1"> Manager Privileges] [tsk_more:][tsk_insertdate:10/23/2011] [tsk_owner:</text:span><text:a xlink:type="simple" xlink:href="mailto:mrbiggles@michigan.gov"><text:span text:style-name="T1">mrbiggles@michigan.</text:span></text:a><text:a xlink:type="simple" xlink:href="mailto:mrbiggles@michigan.gov"><text:span text:style-name="T11">gov</text:span></text:a><text:span text:style-name="T1">]</text:span></text:p>
                    </text:list-item>
                  </text:list>
                </text:list-item>
                <text:list-item>
                  <text:p text:style-name="P5"><text:span text:style-name="T1">table [name:</text:span><text:span text:style-name="T12">N</text:span><text:span text:style-name="T13">RN</text:span><text:span text:style-name="T8">_Activity_Summary</text:span><text:span text:style-name="T1">]</text:span></text:p>
                  <text:list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2">)(editor)</text:span><text:span text:style-name="T1">][act_aip_name:The house on the corner] [act_invites:3] [act_comments:5] [act_replies:10] <text:s/>[act_changes:150] [act_type:National-Register] 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proxy-editor)][act_aip_name:The house on the corner] [act_invites:3] [act_comments:5] [act_replies:10] <text:s/>[act_changes:150] <text:s/>[act_type:National-Register]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help-desk)][act_aip_name:The house on the corner] [act_invites:3] [act_comments:5] [act_replies:10] <text:s/>[act_changes:150] [act_type:National-Register] 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editor)][act_aip_name:Blue Bus] [act_invites:1] [act_comments:3] [act_replies:10] <text:s/>[act_changes:50] [act_type:Environmental-Review] [act_owner: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proxy-editor)][act_aip_name:Blue Bus] [act_invites:1] [act_comments:3] [act_replies:10] <text:s/>[act_changes:50] <text:s/>[act_type:Environmental-Review]][act_owner: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help-desk)][act_aip_name:The house on the corner] [act_invites:1] [act_comments:3] [act_replies:10] <text:s/>[act_changes:50] [act_type:Environmental-Review]] [act_owner:</text:span><text:a xlink:type="simple" xlink:href="mailto:smithj@yahoo.com"><text:span text:style-name="T1">smythj@yahoo.com</text:span></text:a><text:span text:style-name="T1">]</text:span></text:p>
                    </text:list-item>
                  </text:list>
                </text:list-item>
                <text:list-item>
                  <text:p text:style-name="P6">table [name:<text:span text:style-name="T16">NRN</text:span><text:span text:style-name="T9">_Upcoming_Dead_Line</text:span>]</text:p>
                  <text:list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editor)][dl_aip_name:The house on the corner] [dl_days:12] [dl_type:Nationall-Register][dl_date:10/23/2011] [dl_rn_owner:</text:span><text:a xlink:type="simple" xlink:href="mailto:smithj@yahoo.com"><text:span text:style-name="T1">smythj@yahoo.com</text:span></text:a><text:span text:style-name="T1">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proxy-editor)][dl_aip_name:The house on the corner] [dl_days:12] [dl_date:10/23/2011] [dl_type:Nationall-Register][dl_rn_owner: 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help-desk)][dl_aip_name:The house on the corner] [dl_days:12] [dl_date:10/23/2011] [dl_type:Nationall-Register][dl_rn_owner: 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editor)][dl_aip_name:Blue Bus] [dl_days:30] [dl_date:12/23/2011] [dl_type:Environmental-Review][dl_rn_owner:smythj</text:span><text:a xlink:type="simple" xlink:href="mailto:smithj@yahoo.com"><text:span text:style-name="T1">@yahoo.com</text:span></text:a><text:span text:style-name="T1">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proxy-editor)][dl_aip_name:Blue Bus] [dl_days:30] [dl_date:12/23/2011] [dl_type:Environmental-Review][dl_rn_owner: 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6">record [role:(<text:span text:style-name="T10">public</text:span>)(registrant)(<text:span text:style-name="T21">ER</text:span>)(help-desk)][dl_aip_name:Blue Bus] [dl_days:30] [dl_date:12/23/2011] [dl_type:Environmental-Review][dl_rn_owner: smythj@yahoo.com]</text:p>
                    </text:list-item>
                  </text:list>
                </text:list-item>
                <text:list-item>
                  <text:p text:style-name="P5"><text:span text:style-name="T1">table [name:</text:span><text:span text:style-name="T6">A</text:span><text:span text:style-name="T8">pplications_Completed</text:span><text:span text:style-name="T1">]</text:span></text:p>
                  <text:list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][ac_name:] [ac_type:] [ac_owner:] [ac_insertdate: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E</text:span><text:span text:style-name="T12">R</text:span><text:span text:style-name="T1">)][ac_name:] [ac_type:] [ac_owner:] [ac_insertdate:] </text:span></text:p>
                    </text:list-item>
                    <text:list-item>
                      <text:p text:style-name="P6"/>
                    </text:list-item>
                    <text:list-item>
                      <text:p text:style-name="P5"><text:span text:style-name="T1">record [role:(gov</text:span><text:span text:style-name="T1">)(registrant)(</text:span><text:span text:style-name="T12">NRN</text:span><text:span text:style-name="T1">)][ac_name:] [ac_type:] [ac_owner:] [ac_insertdate:] </text:span></text:p>
                    </text:list-item>
                    <text:list-item>
                      <text:p text:style-name="P5"><text:span text:style-name="T1">record [role:(gov</text:span><text:span text:style-name="T1">)(registrant)(E</text:span><text:span text:style-name="T12">R</text:span><text:span text:style-name="T1">)][ac_name:] [ac_type:] [ac_owner:] [ac_insertdate:]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182781" text:continue-numbering="true" text:style-name="L1">
        <text:list-item>
          <text:list>
            <text:list-item>
              <text:list>
                <text:list-item>
                  <text:p text:style-name="P5"><text:span text:style-name="T1">table [name:</text:span><text:span text:style-name="T6">A</text:span><text:span text:style-name="T8">pplications_In_Progress</text:span><text:span text:style-name="T1">]</text:span></text:p>
                  <text:list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][aip_name:] [aip_type:] [aip_owner:] [aip_insertdate: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editor)][aip_name:The house on the corner] [aip_type:</text:span><text:span text:style-name="T5">National-Register</text:span><text:span text:style-name="T1">] [aip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proxy-editor)][aip_name:The house on the corner] [aip_type:</text:span><text:span text:style-name="T5">National-Register</text:span><text:span text:style-name="T1">] [aip_owner:</text:span><text:a xlink:type="simple" xlink:href="mailto:smythj@yahoo.com"><text:span text:style-name="T1">smythj@yahoo.com</text:span></text:a><text:span text:style-name="T1">] [aip_insertdate:10/03/2011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help-desk)][aip_name:Blue Bus] [aip_type:</text:span><text:span text:style-name="T5">National-Register]</text:span><text:span text:style-name="T1"> [aip_owner:smythj@yahoo.com] [aip_insertdate:10/03/2011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ER</text:span><text:span text:style-name="T1">)][aip_name:] [aip_type:] [aip_owner:] [aip_insertdate:] <text:s/>[aip_insertdate: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editor)][aip_name:Blue Bus] [aip_type:</text:span><text:span text:style-name="T5">Environmental-Review</text:span><text:span text:style-name="T1">] [aip_owner:smythj@yahoo.com] [aip_insertdate:10/03/2011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proxy-editor)][aip_name:Blue Bus] [aip_type:</text:span><text:span text:style-name="T5">Environmental-Review</text:span><text:span text:style-name="T1">] [aip_owner:smythj@yahoo.com] [aip_insertdate:10/03/2011] 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help-desk)][aip_name:Blue Bus] [aip_type:</text:span><text:span text:style-name="T5">Environmental-Review</text:span><text:span text:style-name="T1">] [aip_owner:smythj@yahoo.com] [aip_insertdate:10/03/2011] </text:span></text:p>
                    </text:list-item>
                    <text:list-item>
                      <text:p text:style-name="P6"/>
                    </text:list-item>
                    <text:list-item>
                      <text:p text:style-name="P5"><text:span text:style-name="T1">record [role:(</text:span><text:span text:style-name="T11">gov)</text:span><text:span text:style-name="T1">(registrant)(</text:span><text:span text:style-name="T12">NRN</text:span><text:span text:style-name="T1">)][aip_name:] [aip_type:] [aip_owner:] [aip_insertdate:] 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12">NRN</text:span><text:span text:style-name="T1">)(reviewer)][aip_name:The house on the corner] [aip_type:</text:span><text:span text:style-name="T5">National-Register</text:span><text:span text:style-name="T1">] [aip_owner:smythj@yahoo.com] [aip_insertdate:10/03/2011] </text:span></text:p>
                    </text:list-item>
                    <text:list-item>
                      <text:p text:style-name="P6"/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12">NRN</text:span><text:span text:style-name="T1">)(approver)][aip_name:Blue Bus] [aip_type:</text:span><text:span text:style-name="T5">National-Register]</text:span><text:span text:style-name="T1"> [aip_owner:smythj@yahoo.com] [aip_insertdate:10/03/2011] </text:span></text:p>
                    </text:list-item>
                    <text:list-item>
                      <text:p text:style-name="P6"/>
                    </text:list-item>
                    <text:list-item>
                      <text:p text:style-name="P5"><text:span text:style-name="T1">record [role:(</text:span><text:span text:style-name="T11">gov)</text:span><text:span text:style-name="T1">(registrant)(</text:span><text:span text:style-name="T12">ER</text:span><text:span text:style-name="T1">)][aip_name:] [aip_type:] [aip_owner:] [aip_insertdate:] 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20">ER</text:span><text:span text:style-name="T1">)(reviewer)][aip_name:Blue Bus] [aip_type:</text:span><text:span text:style-name="T5">Environmental-Review</text:span><text:span text:style-name="T1">] [aip_owner:smythj@yahoo.com] [aip_insertdate:10/03/2011] </text:span></text:p>
                    </text:list-item>
                    <text:list-item>
                      <text:p text:style-name="P6"/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20">ER</text:span><text:span text:style-name="T1">)(approver)][aip_name:Blue Bus] [aip_type:</text:span><text:span text:style-name="T5">Environmental-Review</text:span><text:span text:style-name="T1">] [aip_owner:smythj@yahoo.com] [aip_insertdate:10/03/2011] </text:span></text:p>
                    </text:list-item>
                  </text:list>
                </text:list-item>
                <text:list-item>
                  <text:p text:style-name="P5"><text:span text:style-name="T1">table [name:</text:span><text:span text:style-name="T8">Registrants</text:span><text:span text:style-name="T1">]</text:span></text:p>
                  <text:list>
                    <text:list-item>
                      <text:p text:style-name="P6">record [role:(<text:span text:style-name="T10">public</text:span>)(<text:span text:style-name="T10">account</text:span>)] [rn_name:James Tiberius Smyth II] [rn_email:smythj@yahoo.com] [rn_password:********] [rn_type:(<text:span text:style-name="T10">public</text:span>)(account)] [rn_insertdate:10/01/2011] </text:p>
                    </text:list-item>
                    <text:list-item>
                      <text:p text:style-name="P6">record [role:(<text:span text:style-name="T10">public</text:span>)(registrant)] [rn_name:James Tiberius Smyth II] [rn_email:smythj@yahoo.com] [rn_password:********] [rn_type:(<text:span text:style-name="T10">public</text:span>)(registrant)] [rn_insertdate:10/01/2011] </text:p>
                    </text:list-item>
                    <text:list-item>
                      <text:p text:style-name="P7">record [role:(<text:span text:style-name="T10">public</text:span>)(registrant)(<text:span text:style-name="T15">NRN</text:span>)] [rn_name:James Tiberius Smyth II] [rn_email:smythj@yahoo.com] [rn_password:********] [rn_type:(<text:span text:style-name="T10">public</text:span>)(registrant)(<text:span text:style-name="T15">NRN</text:span>)] [rn_insertdate:10/03/2011] </text:p>
                    </text:list-item>
                    <text:list-item>
                      <text:p text:style-name="P7">record [role:(<text:span text:style-name="T10">public</text:span>)(registrant)(<text:span text:style-name="T15">NRN</text:span>)(editor)] [rn_name:James Tiberius Smyth II] [rn_email:smythj@yahoo.com] [rn_password:********] [rn_type:(<text:span text:style-name="T10">public</text:span>)(registrant)(<text:span text:style-name="T15">NRN</text:span>)(editor)] [rn_insertdate:10/03/2011] </text:p>
                    </text:list-item>
                    <text:list-item>
                      <text:p text:style-name="P7">record [role:(<text:span text:style-name="T10">public</text:span>)(registrant)(<text:span text:style-name="T15">NRN</text:span>)(proxy-editor)] [rn_name: Sirocco Quinton Jones] [rn_email:jonesc@google.com] [rn_password:********] [rn_type:(<text:span text:style-name="T10">public</text:span>)(registrant)] [rn_insertdate:10/04/2011] </text:p>
                    </text:list-item>
                    <text:list-item>
                      <text:p text:style-name="P8">record [role:(<text:span text:style-name="T10">public</text:span>)(registrant)(<text:span text:style-name="T15">NRN</text:span>)(help-desk)] [rn_name: Tom Trainer] [rn_email:tt@michignan.<text:span text:style-name="T10">gov</text:span>] [rn_password:********] [rn_type:(<text:span text:style-name="T10">public</text:span>)(registant)(<text:span text:style-name="T15">NRN</text:span>)(registrant)] [rn_insertdate:01/30/2011] 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editor)] [rn_name:James Tiberius Smyth II] [rn_email:smythj@yahoo.com] [rn_password:********] [rn_type:</text:span><text:span text:style-name="T18">(</text:span><text:span text:style-name="T11">public</text:span><text:span text:style-name="T18">)(registant)</text:span><text:span text:style-name="T1">] [rn_insertdate:10/03/2011] </text:span></text:p>
                    </text:list-item>
                    <text:list-item>
                      <text:p text:style-name="P7">record [role:(<text:span text:style-name="T10">public</text:span>)(registrant)(<text:span text:style-name="T21">ER</text:span>)(proxy-editor)] [rn_name: Matilda Johnson] [rn_email:mj@yahoo.com] [rn_password:********] [rn_type:(registrant)] [rn_insertdate:10/04/2011] 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52022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8">record [role:(<text:span text:style-name="T10">gov</text:span>)(<text:span text:style-name="T10">account</text:span>)] [rn_name: Mr Biggles] [rn_email:mrbiggles@michigan.<text:span text:style-name="T10">gov</text:span>] [rn_password:********] [rn_type:(<text:span text:style-name="T10">gov</text:span>)(registrant)] [rn_insertdate:10/03/2011]</text:p>
                    </text:list-item>
                    <text:list-item>
                      <text:p text:style-name="P8">record [role:(<text:span text:style-name="T10">gov</text:span>)(registrant)] [rn_name: Mr Biggles] [rn_email:mrbiggles@michigan.<text:span text:style-name="T10">gov</text:span>] [rn_password:********] [rn_type:(<text:span text:style-name="T10">gov</text:span>)(registrant)] [rn_insertdate:10/03/2011] </text:p>
                    </text:list-item>
                    <text:list-item>
                      <text:p text:style-name="P8"/>
                    </text:list-item>
                    <text:list-item>
                      <text:p text:style-name="P8">record [role:(<text:span text:style-name="T10">gov</text:span>)(registrant)(<text:span text:style-name="T15">NRN</text:span>)(reviewer)] [rn_name:Ted G] [rn_email:tg@michigan.<text:span text:style-name="T10">gov</text:span>] [rn_password:********] [rn_type:(<text:span text:style-name="T10">public</text:span>)(registant)(<text:span text:style-name="T15">NRN</text:span>)(reviewer)] [rn_insertdate:01/03/2011] </text:p>
                    </text:list-item>
                    <text:list-item>
                      <text:p text:style-name="P8">record [role:(<text:span text:style-name="T10">gov</text:span>)(registrant)(<text:span text:style-name="T15">NRN</text:span>)(approver)] [rn_name: Sally R] [rn_email:sr@michignan.<text:span text:style-name="T10">gov</text:span>] [rn_password:********] [rn_type:(<text:span text:style-name="T10">public</text:span>)(registant)(<text:span text:style-name="T15">NRN</text:span>)(approver)] [rn_insertdate:01/30/2011] </text:p>
                    </text:list-item>
                    <text:list-item>
                      <text:p text:style-name="P8">record [role:(<text:span text:style-name="T10">gov</text:span>)(registrant)(<text:span text:style-name="T15">NRN</text:span>)(manager)] [rn_name: Roger D] [rn_email:rd@michignan.<text:span text:style-name="T10">gov</text:span>] [rn_password:********] [rn_type:(<text:span text:style-name="T10">public</text:span>)(registant)(<text:span text:style-name="T15">NRN</text:span>)(manager)] [rn_insertdate:01/30/2011] </text:p>
                    </text:list-item>
                    <text:list-item>
                      <text:p text:style-name="P8"/>
                    </text:list-item>
                    <text:list-item>
                      <text:p text:style-name="P8">record [role:(<text:span text:style-name="T10">gov</text:span>)(registrant)(<text:span text:style-name="T21">ER</text:span>)(reviewer)] [rn_name: Diane T] [rn_email:dt@michignan.<text:span text:style-name="T10">gov</text:span>] [rn_password:********] [rn_type:(<text:span text:style-name="T10">gov</text:span>)(registrant)] [rn_insertdate:01/30/2011] </text:p>
                    </text:list-item>
                    <text:list-item>
                      <text:p text:style-name="P8">record [role:(<text:span text:style-name="T10">gov</text:span>)(registrant)(<text:span text:style-name="T21">ER</text:span>)(approver)] [rn_name: Billy C] [rn_email:bc@michignan.<text:span text:style-name="T10">gov</text:span>] [rn_password:********] [rn_type:(<text:span text:style-name="T10">gov</text:span>)(registrant)] [rn_insertdate:01/30/2011] </text:p>
                    </text:list-item>
                    <text:list-item>
                      <text:p text:style-name="P8">record [role:(<text:span text:style-name="T10">gov</text:span>)(registrant)(<text:span text:style-name="T21">ER</text:span>)(manager)] [rn_name: Barney R] [rn_email:br@michignan.<text:span text:style-name="T10">gov</text:span>] [rn_password:********] [rn_type:(<text:span text:style-name="T10">gov</text:span>)(registrant)] [rn_insertdate:01/30/2011] </text:p>
                    </text:list-item>
                    <text:list-item>
                      <text:p text:style-name="P8">record [role:(<text:span text:style-name="T10">public</text:span>)(registrant)(<text:span text:style-name="T21">ER</text:span>)(help-desk)] [rn_name: Tom Trainer] [rn_email:tt@michignan.<text:span text:style-name="T10">gov</text:span>] [rn_password:********] [rn_type:(<text:span text:style-name="T10">gov</text:span>)(registrant)] [rn_insertdate:01/30/2011] </text:p>
                    </text:list-item>
                  </text:list>
                </text:list-item>
                <text:list-item>
                  <text:p text:style-name="P5"><text:span text:style-name="T1">table [name:</text:span><text:span text:style-name="T8">Telephones</text:span><text:span text:style-name="T1">]</text:span></text:p>
                  <text:list>
                    <text:list-item>
                      <text:p text:style-name="P6">record [role:(<text:span text:style-name="T10">public</text:span>)(<text:span text:style-name="T10">account</text:span>)][ph_number:] [ph_type:] [ph_owner:] [ph_insertdate:] </text:p>
                    </text:list-item>
                    <text:list-item>
                      <text:p text:style-name="P6">record [role:(<text:span text:style-name="T10">public</text:span>)(registrant)][ph_number:444.444.4444] [ph_type:mobile] [ph_owner:smythj@yahoo.com] [ph_insertdate:10/03/2011] </text:p>
                    </text:list-item>
                    <text:list-item>
                      <text:p text:style-name="P6">record [role:(<text:span text:style-name="T10">public</text:span>)(registrant)(<text:span text:style-name="T15">NRN</text:span>)(editor)][ph_number:444.444.4444] [ph_type:mobile] [ph_owner:smythj@yahoo.com] [ph_insertdate:10/03/2011] </text:p>
                    </text:list-item>
                    <text:list-item>
                      <text:p text:style-name="P6"/>
                    </text:list-item>
                    <text:list-item>
                      <text:p text:style-name="P6">record [role:(<text:span text:style-name="T10">gov</text:span>)(<text:span text:style-name="T10">account</text:span>)][ph_number:] [ph_type:] [ph_owner:] [ph_insertdate:]</text:p>
                    </text:list-item>
                    <text:list-item>
                      <text:p text:style-name="P6">record [role:(<text:span text:style-name="T10">gov</text:span>)(registrant)][ph_number:517.234.2345] [ph_type:mobile] [ph_owner:<text:span text:style-name="T17">mrbiggles@michigan.</text:span><text:span text:style-name="T10">gov</text:span>] [ph_insertdate:10/11/2011]</text:p>
                    </text:list-item>
                    <text:list-item>
                      <text:p text:style-name="P6">record [role:(<text:span text:style-name="T10">gov</text:span>)(registrant)][ph_number:517.487.0003] [ph_type:work] [ph_owner:<text:span text:style-name="T17">mrbiggles@michigan.</text:span><text:span text:style-name="T10">gov</text:span>] [ph_insertdate:10/11/2011]</text:p>
                    </text:list-item>
                    <text:list-item>
                      <text:p text:style-name="P6"/>
                    </text:list-item>
                    <text:list-item>
                      <text:p text:style-name="P6">record [role:(<text:span text:style-name="T10">gov</text:span>)(registrant)(<text:span text:style-name="T21">ER</text:span>)(editor-proxy)][ph_number:444.444.3333] [ph_type:mobile] [ph_owner:jonesc@google.com] [ph_insertdate:10/04/2011] </text:p>
                    </text:list-item>
                    <text:list-item>
                      <text:p text:style-name="P6">record [role:(<text:span text:style-name="T10">gov</text:span>)(registrant)(<text:span text:style-name="T15">NRN</text:span>)(reviewer)][ph_number:222.444.3332] [ph_type:work] [ph_owner:tg@michigan.<text:span text:style-name="T10">gov</text:span>] [ph_insertdate:11/11/2011] </text:p>
                    </text:list-item>
                    <text:list-item>
                      <text:p text:style-name="P6">record [role:(<text:span text:style-name="T10">gov</text:span>)(registrant)(<text:span text:style-name="T15">NRN</text:span>)(manager)][ph_number:222.444.3333] [ph_type:work] [ph_owner:rd@michigan.<text:span text:style-name="T10">gov</text:span>] [ph_insertdate:11/11/2011] </text:p>
                    </text:list-item>
                    <text:list-item>
                      <text:p text:style-name="P6">record [role:(<text:span text:style-name="T10">gov</text:span>)(registrant)(<text:span text:style-name="T15">NRN</text:span>)(approver)][ph_number:222.444.3334] [ph_type:work] [ph_owner:sr@michigan.<text:span text:style-name="T10">gov</text:span>] [ph_insertdate:11/11/2011] </text:p>
                    </text:list-item>
                    <text:list-item>
                      <text:p text:style-name="P6">record [role:(<text:span text:style-name="T10">public</text:span>)(registrant)(<text:span text:style-name="T15">NRN</text:span>)(help-desk)][ph_number:222.444.3336] [ph_type:work] [ph_owner:tt@michigan.<text:span text:style-name="T10">gov</text:span>] [ph_insertdate:11/11/2011] </text:p>
                    </text:list-item>
                    <text:list-item>
                      <text:p text:style-name="P6"/>
                    </text:list-item>
                    <text:list-item>
                      <text:p text:style-name="P6">record [role:(<text:span text:style-name="T10">public</text:span>)(registrant)(<text:span text:style-name="T21">ER</text:span>)(editor)][ph_number:444.444.4444] [ph_type:mobile] [ph_owner:smythj@yahoo.com] [ph_insertdate:10/03/2011] </text:p>
                    </text:list-item>
                    <text:list-item>
                      <text:p text:style-name="P6">record [role:(<text:span text:style-name="T10">public</text:span>)(registrant)(<text:span text:style-name="T21">ER</text:span>)(proxy-editor)][ph_number:333.444.3333] [ph_type:mobile] [ph_owner:johnsonm@yahoo.com] [ph_insertdate:10/04/2011] </text:p>
                    </text:list-item>
                    <text:list-item>
                      <text:p text:style-name="P6">record [role:(<text:span text:style-name="T10">gov</text:span>)(registrant)(<text:span text:style-name="T21">ER</text:span>)(reviewer)][ph_number:222.444.3333] [ph_type:work] [ph_owner:dt@michigan.<text:span text:style-name="T10">gov</text:span>] [ph_insertdate:11/11/2011] </text:p>
                    </text:list-item>
                    <text:list-item>
                      <text:p text:style-name="P6">record [role:(<text:span text:style-name="T10">gov</text:span>)(registrant)(<text:span text:style-name="T21">ER</text:span>)(manager)][ph_number:222.444.3333] [ph_type:work] [ph_owner:rd@michigan.<text:span text:style-name="T10">gov</text:span>] [ph_insertdate:11/11/2011] </text:p>
                    </text:list-item>
                    <text:list-item>
                      <text:p text:style-name="P6">record [role:(<text:span text:style-name="T10">gov</text:span>)(registrant)(<text:span text:style-name="T21">ER</text:span>)(approver)][ph_number:222.444.3335] [ph_type:work] [ph_owner:bc@michigan.<text:span text:style-name="T10">gov</text:span>] [ph_insertdate:11/11/2011] </text:p>
                    </text:list-item>
                    <text:list-item>
                      <text:p text:style-name="P6">record [role:(<text:span text:style-name="T10">public</text:span>)(registrant)(<text:span text:style-name="T21">ER</text:span>)(help-desk)][ph_number:222.444.3336] [ph_type:work] [ph_owner:tt@michigan.<text:span text:style-name="T10">gov</text:span>] [ph_insertdate:11/11/2011] </text:p>
                    </text:list-item>
                    <text:list-item>
                      <text:p text:style-name="P6"/>
                    </text:list-item>
                  </text:list>
                </text:list-item>
                <text:list-item>
                  <text:p text:style-name="P5"><text:span text:style-name="T1">table [name:</text:span><text:span text:style-name="T7">Mailing_Addresses</text:span><text:span text:style-name="T3">]</text:span></text:p>
                  <text:list>
                    <text:list-item>
                      <text:p text:style-name="P6">record [role:(<text:span text:style-name="T10">public</text:span>)(<text:span text:style-name="T10">account</text:span>)] [ma_street:] [ma_municipality:] [ma_state:] [ma_postalcode:] [ma_owner:][ma_insertdate:] </text:p>
                    </text:list-item>
                    <text:list-item>
                      <text:p text:style-name="P6">record [role:(<text:span text:style-name="T10">public</text:span>)(registrant)] [ma_street:6767 West St] [ma_municipality:Caseville] [ma_state:MI] [ma_postalcode:48725] [ma_owner:smythj@yahoo.com][ma_insertdate:10/03/2011]</text:p>
                    </text:list-item>
                    <text:list-item>
                      <text:p text:style-name="P6">record [role:(<text:span text:style-name="T10">public</text:span>)(registrant)(<text:span text:style-name="T15">NRN</text:span>)(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6"/>
                    </text:list-item>
                    <text:list-item>
                      <text:p text:style-name="P9">record [role:(public)(registrant)(<text:span text:style-name="T4">NRN</text:span>)(proxy-editor)] [ma_street:90 Main St] [ma_municipality:Lansing] [ma_state:MI] [ma_postalcode:48712] [ma_owner:jonesc@google.com][ma_insertdate:10/03/2011] </text:p>
                    </text:list-item>
                    <text:list-item>
                      <text:p text:style-name="P9">record [role:(gov)(registrant)(<text:span text:style-name="T4">NRN</text:span>)(reviewer)] [ma_street: 101 Allegen] [ma_municipality:Lansing] [ma_state:MI] [ma_postalcode:48912] [ma_owner:tg@michigan.gov][ma_insertdate:11/03/2011] </text:p>
                    </text:list-item>
                    <text:list-item>
                      <text:p text:style-name="P9">record [role:(gov)(registrant)(<text:span text:style-name="T4">NRN</text:span>)(approver)] [ma_street: 101 Allegen] [ma_municipality:Lansing] [ma_state:MI] [ma_postalcode:48912] [ma_owner:sr@michigan.gov][ma_insertdate:11/03/2011] </text:p>
                    </text:list-item>
                    <text:list-item>
                      <text:p text:style-name="P9">record [role:(gov)(registrant)(<text:span text:style-name="T4">NRN</text:span>)(manager)] [ma_street: 101 Allegen] [ma_municipality:Lansing] [ma_state:MI] [ma_postalcode:48912] [ma_owner:tg@michigan.gov][ma_insertdate:11/03/2011] </text:p>
                    </text:list-item>
                    <text:list-item>
                      <text:p text:style-name="P9">record [role:(public)(registrant)(<text:span text:style-name="T4">NRN</text:span>)(help-desk)] [ma_street:101 Allegen] [ma_municipality:Lansing] [ma_state:MI] [ma_postalcode:48912] [ma_owner:tt@michigan.gov][ma_insertdate:11/13/2011] </text:p>
                    </text:list-item>
                    <text:list-item>
                      <text:p text:style-name="P9"/>
                    </text:list-item>
                    <text:list-item>
                      <text:p text:style-name="P9">record [role:(gov)(account)] [ma_street:] [ma_municipality:] [ma_state:] [ma_postalcode:] [ma_owner:][ma_insertdate:] </text:p>
                    </text:list-item>
                    <text:list-item>
                      <text:p text:style-name="P9">record [role:(gov)(registrant)] [ma_street:101 Allegan] [ma_municipality:Lansing] [ma_state:MI] [ma_postalcode:48912] [ma_owner:mrbiggles@michigan.gov][ma_insertdate:10/12/2011] </text:p>
                    </text:list-item>
                    <text:list-item>
                      <text:p text:style-name="P7">record [role:(<text:span text:style-name="T10">public</text:span>)(registrant)(<text:span text:style-name="T21">ER</text:span>)(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7">record [role:(<text:span text:style-name="T10">public</text:span>)(registrant)(<text:span text:style-name="T21">ER</text:span>)(proxy-editor)] [ma_street: 2512 Cedar St] [ma_municipality:Lansing] [ma_state:MI] [ma_postalcode:48712] [ma_owner:johnsonm@yahoo.com][ma_insertdate:10/03/2011] </text:p>
                    </text:list-item>
                    <text:list-item>
                      <text:p text:style-name="P5"><text:span text:style-name="T11">record [role:(gov)(registrant)(</text:span><text:span text:style-name="T20">ER</text:span><text:span text:style-name="T11">)(reviewer)] [ma_street: 101 Allegen] [ma_municipality:Lansing] [ma_state:MI] [ma_postalcode:48912] [ma_owner:</text:span><text:a xlink:type="simple" xlink:href="mailto:dt@michigan.gov">dt@michigan.</text:a><text:a xlink:type="simple" xlink:href="mailto:dt@michigan.gov"><text:span text:style-name="T10">gov</text:span></text:a><text:span text:style-name="T11">][ma_insertdate:11/03/2011] </text:span></text:p>
                    </text:list-item>
                    <text:list-item>
                      <text:p text:style-name="P9">record [role:(gov)(registrant)(<text:span text:style-name="T21">ER</text:span>)(approver)] [ma_street: 101 Allegen] [ma_municipality:Lansing] [ma_state:MI] [ma_postalcode:48912] [ma_owner:bc@michigan.gov][ma_insertdate:11/03/2011] </text:p>
                    </text:list-item>
                    <text:list-item>
                      <text:p text:style-name="P9">record [role:(gov)(registrant)(<text:span text:style-name="T21">ER</text:span>)(manager)] [ma_street: 101 Allegen] [ma_municipality:Lansing] [ma_state:MI] [ma_postalcode:48912] [ma_owner:rd@michigan.gov][ma_insertdate:11/03/2011] </text:p>
                    </text:list-item>
                    <text:list-item>
                      <text:p text:style-name="P9">record [role:(public)(registrant)(<text:span text:style-name="T21">ER</text:span>)(help-desk)] [ma_street:101 Allegen] [ma_municipality:Lansing] [ma_state:MI] [ma_postalcode:48912] [ma_owner:tt@michigan.gov][ma_insertdate:11/13/2011] 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5209005" text:continue-numbering="true" text:style-name="L1">
        <text:list-item>
          <text:list>
            <text:list-item>
              <text:list>
                <text:list-item>
                  <text:p text:style-name="P5"><text:span text:style-name="T1">table [name:</text:span><text:span text:style-name="T6">IndividualStatus</text:span><text:span text:style-name="T1">]</text:span></text:p>
                  <text:list>
                    <text:list-item>
                      <text:p text:style-name="P6">record [role:(<text:span text:style-name="T10">public</text:span>)(<text:span text:style-name="T10">account</text:span>)] <text:s/>[exp_experience: ] [exp_expertise: ] [exp_status: ] [exp_insertdate: ] [exp_owner:]</text:p>
                    </text:list-item>
                    <text:list-item>
                      <text:p text:style-name="P6">record [role:(<text:span text:style-name="T10">public</text:span>)(registrant)] <text:s/>[exp_experience: Novice] [exp_expertise:Novice] [exp_status:Novice] [exp_insertdate: 10/05/2011] [exp_owner:smythj@yahoo.com]</text:p>
                    </text:list-item>
                    <text:list-item>
                      <text:p text:style-name="P6">record [role:(<text:span text:style-name="T10">public</text:span>)(registrant)(<text:span text:style-name="T15">NRN</text:span>)(editor)] <text:s/>[exp_experience: Novice] [exp_expertise:Novice] [exp_status:Novice] [exp_insertdate: 10/05/2011] [exp_owner:smythj@yahoo.com]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proxy-editor)] <text:s/>[exp_experience: Successful Nomination] [exp_expertise:Related Training] [exp_status: Apprentice] [exp_insertdate: 10/04/2011][exp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12">NRN</text:span><text:span text:style-name="T1">)(reviewer)] <text:s/>[exp_experience: Successful Project] [exp_expertise:Professional Training] [exp_status: Professional] [exp_insertdate: 11/14/2011] [exp_owner:tg</text:span><text:a xlink:type="simple" xlink:href="mailto:jones@yahoo.com"><text:span text:style-name="T1">@</text:span></text:a><text:span text:style-name="T1">michigan.</text:span><text:span text:style-name="T11">gov</text:span><text:span text:style-name="T1">]</text:span></text:p>
                    </text:list-item>
                    <text:list-item>
                      <text:p text:style-name="P5"><text:span text:style-name="T11">record [role:(gov)(registrant)(</text:span><text:span text:style-name="T12">NRN</text:span><text:span text:style-name="T11">)(approver) ] <text:s/>[exp_experience:Prtfolio of Projects ] [exp_expertise: Advanced Training] [exp_status: Advanced Professional] [exp_insertdate: 10/12/2011] [exp_owner:</text:span><text:a xlink:type="simple" xlink:href="mailto:sr@michigan.gov">sr@michigan.</text:a><text:a xlink:type="simple" xlink:href="mailto:sr@michigan.gov"><text:span text:style-name="T10">gov</text:span></text:a><text:span text:style-name="T11">]</text:span></text:p>
                    </text:list-item>
                    <text:list-item>
                      <text:p text:style-name="P9">record [role:(gov)(registrant)(<text:span text:style-name="T4">NRN</text:span>)(manager) ] <text:s/>[exp_experience:Portfolio of Projects ] [exp_expertise: Advanced Training] [exp_status: Advanced Professional] [exp_insertdate: 10/12/2011] [exp_owner:rd@michigan.gov]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help-desk)] <text:s/>[exp_experience: </text:span><text:span text:style-name="T11">Portfolio of Projects </text:span><text:span text:style-name="T1">] [exp_expertise: </text:span><text:span text:style-name="T11">Advanced Training</text:span><text:span text:style-name="T1">] [exp_status: </text:span><text:span text:style-name="T11">Advanced Professional</text:span><text:span text:style-name="T1">] [exp_insertdate:11/14/2011 ] [exp_owner:tt@michigan.</text:span><text:span text:style-name="T11">gov</text:span><text:span text:style-name="T1">]</text:span></text:p>
                    </text:list-item>
                    <text:list-item>
                      <text:p text:style-name="P6"/>
                    </text:list-item>
                    <text:list-item>
                      <text:p text:style-name="P6">record [role:(<text:span text:style-name="T10">gov</text:span>)(<text:span text:style-name="T10">account</text:span>)] <text:s/>[exp_experience: ] [exp_expertise: ] [exp_status: ] [exp_insertdate: ] [exp_owner:]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] <text:s/></text:span><text:span text:style-name="T11">[exp_experience: Portfolio of Projects ] [exp_expertise: Advanced Training] [exp_status: Advanced Professional] [exp_insertdate:11/14/2011 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editor)] <text:s/>[exp_experience: Novice] [exp_expertise:Novice] [exp_status:Novice] [exp_insertdate: 10/05/2011] [exp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5"><text:span text:style-name="T11">record [role:(public)(registrant)(</text:span><text:span text:style-name="T20">ER</text:span><text:span text:style-name="T11">)(proxy-editor)] <text:s/>[exp_experience: Portfolio of Projects] [exp_expertise:Advanced Training] [exp_status: Advanced Professional] [exp_insertdate: 10/05/2011] [exp_owner:</text:span><text:a xlink:type="simple" xlink:href="mailto:johnsonm@yahoo.com">johnsonm@yahoo.com</text:a><text:span text:style-name="T11">]</text:span></text:p>
                    </text:list-item>
                    <text:list-item>
                      <text:p text:style-name="P9">record [role:(gov)(registrant)(<text:span text:style-name="T21">ER</text:span>)(reviewer)] <text:s/>[exp_experience: Portfolio of Projects] [exp_expertise: Advanced Training] [exp_status: Advanced Professional] [exp_insertdate: 10/06/2011] [exp_owner:dt@michigan.gov]</text:p>
                    </text:list-item>
                    <text:list-item>
                      <text:p text:style-name="P5"><text:span text:style-name="T11">record [role:(gov)(registrant)(</text:span><text:span text:style-name="T20">ER</text:span><text:span text:style-name="T11">)(approver)] <text:s/>[exp_experience: Portfolio of Projects] [exp_expertise: Advanced Training] [exp_status: Advanced Professional] [exp_insertdate: 10/06/2011] [exp_owner:</text:span><text:a xlink:type="simple" xlink:href="mailto:bc@michigan.gov">bc@michigan.</text:a><text:a xlink:type="simple" xlink:href="mailto:bc@michigan.gov"><text:span text:style-name="T10">gov</text:span></text:a><text:span text:style-name="T11">]</text:span></text:p>
                    </text:list-item>
                    <text:list-item>
                      <text:p text:style-name="P9">record [role:(gov)(registrant)(<text:span text:style-name="T21">ER</text:span>)(manager)] <text:s/>[exp_experience: Portfolio of Projects] [exp_expertise: Advanced Training] [exp_status: Advanced Professional] [exp_insertdate: 10/06/2011] [exp_owner:br@michigan.gov]</text:p>
                    </text:list-item>
                    <text:list-item>
                      <text:p text:style-name="P9">record [role:(public)(registrant)(<text:span text:style-name="T21">ER</text:span>)(help-desk)] <text:s/>[exp_experience: Portfolio of Projects ] [exp_expertise: Advanced Training] [exp_status: Advanced Professional] [exp_insertdate:11/14/2011 ] [exp_owner:tt@michigan.gov]</text:p>
                    </text:list-item>
                  </text:list>
                </text:list-item>
                <text:list-item>
                  <text:p text:style-name="P5"><text:span text:style-name="T1">table [name:</text:span><text:span text:style-name="T6">Comments</text:span><text:span text:style-name="T1">]</text:span></text:p>
                  <text:list>
                    <text:list-item>
                      <text:p text:style-name="P6">record [role:(<text:span text:style-name="T10">public</text:span>)(<text:span text:style-name="T10">account</text:span>)] [cm_no:] [cm_threadno:] [cm_text: ] [cm_rnno:] [cm_pgno:] [cm_prno:] [cm_insertdate:] [cm_owner:]</text:p>
                    </text:list-item>
                    <text:list-item>
                      <text:p text:style-name="P6">record [role:(<text:span text:style-name="T10">public</text:span>)(registrant)] [cm_no:] [cm_threadno:] [cm_text: ] [cm_rnno:] [cm_pgno:] [cm_prno:] [cm_insertdate:] [cm_owner:]</text:p>
                    </text:list-item>
                    <text:list-item>
                      <text:p text:style-name="P6">record [role:(<text:span text:style-name="T10">public</text:span>)(registrant)(<text:span text:style-name="T15">NRN</text:span>)(editor)] [cm_no:] [cm_threadno:] [cm_text: you bet] [cm_rnno:] [cm_pgno:] [cm_prno:] [cm_insertdate:10/04/2011] [cm_owner:smythj@yahoo.com]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proxy-editor)] [cm_no:] [cm_threadno:] [cm_text: needs pain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12">NRN</text:span><text:span text:style-name="T1">)(reviewer)] [cm_no:] [cm_threadno:] [cm_text: needs and some soap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12">NRN</text:span><text:span text:style-name="T1">)(approver)] [cm_no:] [cm_threadno:] [cm_text: go to go] [cm_rnno:] [cm_pgno:] [cm_prno:] [cm_insertdate:10/05/2011] [cm_owner:</text:span><text:a xlink:type="simple" xlink:href="mailto:tg@michigan.gov"><text:span text:style-name="T1">tg@michigan.</text:span></text:a><text:a xlink:type="simple" xlink:href="mailto:tg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12">NRN</text:span><text:span text:style-name="T1">)(help-desk)] [cm_no:] [cm_threadno:] [cm_text: go to go] [cm_rnno:] [cm_pgno:] [cm_prno:] [cm_insertdate:10/05/2011] [cm_owner:</text:span><text:a xlink:type="simple" xlink:href="mailto:tg@michigan.gov"><text:span text:style-name="T1">tg@michigan.</text:span></text:a><text:a xlink:type="simple" xlink:href="mailto:tg@michigan.gov"><text:span text:style-name="T11">gov</text:span></text:a><text:span text:style-name="T1">]</text:span></text:p>
                    </text:list-item>
                    <text:list-item>
                      <text:p text:style-name="P6"/>
                    </text:list-item>
                    <text:list-item>
                      <text:p text:style-name="P6">record [role:(<text:span text:style-name="T10">public</text:span>)(<text:span text:style-name="T10">account</text:span>)] [cm_no:] [cm_threadno:] [cm_text: ] [cm_rnno:] [cm_pgno:] [cm_prno:] [cm_insertdate:] [cm_owner:]</text:p>
                    </text:list-item>
                    <text:list-item>
                      <text:p text:style-name="P6">record [role:(<text:span text:style-name="T10">gov</text:span>)(registrant)] [cm_no:] [cm_threadno:] [cm_text: ] [cm_rnno:] [cm_pgno:] [cm_prno:] [cm_insertdate:] [cm_owner:]</text:p>
                    </text:list-item>
                    <text:list-item>
                      <text:p text:style-name="P6">record [role:(<text:span text:style-name="T10">public</text:span>)(registrant)(<text:span text:style-name="T21">ER</text:span>)(editor)] [cm_no:] [cm_threadno:] [cm_text: winter is cold] [cm_rnno:] [cm_pgno:] [cm_prno:] [cm_insertdate:10/04/2011] [cm_owner:smythj@yahoo.com]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proxy-editor)] [cm_no:] [cm_threadno:] [cm_text: this is i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20">ER</text:span><text:span text:style-name="T1">)(reviewer)] [cm_no:] [cm_threadno:] [cm_text: this is i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gov</text:span><text:span text:style-name="T1">)(registrant)(</text:span><text:span text:style-name="T20">ER</text:span><text:span text:style-name="T1">)(approver)] [cm_no:] [cm_threadno:] [cm_text: do not wait do it] [cm_rnno:] [cm_pgno:] [cm_prno:] [cm_insertdate:10/05/2011] [cm_owner:</text:span><text:a xlink:type="simple" xlink:href="mailto:dt@michigan.gov"><text:span text:style-name="T1">dt@michigan.</text:span></text:a><text:a xlink:type="simple" xlink:href="mailto:dt@michigan.gov"><text:span text:style-name="T11">gov</text:span></text:a><text:span text:style-name="T1">]</text:span></text:p>
                    </text:list-item>
                    <text:list-item>
                      <text:p text:style-name="P5"><text:span text:style-name="T1">record [role:(</text:span><text:span text:style-name="T11">public</text:span><text:span text:style-name="T1">)(registrant)(</text:span><text:span text:style-name="T20">ER</text:span><text:span text:style-name="T1">)(help-desk)] [cm_no:] [cm_threadno:] [cm_text: do not wait do it] [cm_rnno:] [cm_pgno:] [cm_prno:] [cm_insertdate:10/05/2011] [cm_owner:dt</text:span><text:a xlink:type="simple" xlink:href="mailto:jones@yahoo.com"><text:span text:style-name="T1">@</text:span></text:a><text:span text:style-name="T1">michigan.</text:span><text:span text:style-name="T11">gov</text:span><text:span text:style-name="T1">]</text:span></text:p>
                    </text:list-item>
                  </text:list>
                </text:list-item>
                <text:list-item>
                  <text:p text:style-name="P6"><text:s text:c="2"/></text:p>
                </text:list-item>
              </text:list>
            </text:list-item>
            <text:list-item>
              <text:p text:style-name="P6">Sessions</text:p>
              <text:list>
                <text:list-item>
                  <text:p text:style-name="P6">(<text:span text:style-name="T10">public</text:span>)(<text:span text:style-name="T10">account</text:span>) [email:<text:a xlink:type="simple" xlink:href="mailto:smythj@yahoo.com">smythj@yahoo.com</text:a>]</text:p>
                </text:list-item>
                <text:list-item>
                  <text:p text:style-name="P6">(<text:span text:style-name="T10">public</text:span>)(registrant) [email:<text:a xlink:type="simple" xlink:href="mailto:smythj@yahoo.com">smythj@yahoo.com</text:a>]</text:p>
                </text:list-item>
                <text:list-item>
                  <text:p text:style-name="P6"><text:span text:style-name="T1">(</text:span><text:span text:style-name="T10">public</text:span><text:span text:style-name="T1">)(registrant)(NRN) [email:</text:span><text:a xlink:type="simple" xlink:href="mailto:smythj@yahoo.com"><text:span text:style-name="T1">smythj@yahoo.com</text:span></text:a><text:span text:style-name="T1">]</text:span></text:p>
                </text:list-item>
                <text:list-item>
                  <text:p text:style-name="P5"><text:span text:style-name="T1">(</text:span><text:span text:style-name="T11">public</text:span><text:span text:style-name="T1">)(registrant)(</text:span><text:span text:style-name="T12">NRN</text:span><text:span text:style-name="T1">)(editor) [email:</text:span><text:a xlink:type="simple" xlink:href="mailto:smithj@yahoo.com"><text:span text:style-name="T1">smythj@yahoo.com</text:span></text:a><text:span text:style-name="T1">]</text:span></text:p>
                </text:list-item>
                <text:list-item>
                  <text:p text:style-name="P6">(<text:span text:style-name="T10">public</text:span>)(registrant)(<text:span text:style-name="T15">NRN</text:span>)(editor-proxy) [email:<text:a xlink:type="simple" xlink:href="mailto:jonesc@google.com">jonesc@google.com</text:a> ]</text:p>
                </text:list-item>
                <text:list-item>
                  <text:p text:style-name="P6">(<text:span text:style-name="T10">public</text:span>)(registrant)(<text:span text:style-name="T15">ER</text:span>) [email:<text:a xlink:type="simple" xlink:href="mailto:smithj@yahoo.com">smythj@yahoo.com</text:a>]</text:p>
                </text:list-item>
                <text:list-item>
                  <text:p text:style-name="P5"><text:span text:style-name="T1">(</text:span><text:span text:style-name="T11">public</text:span><text:span text:style-name="T1">)(registrant)(</text:span><text:span text:style-name="T12">ER</text:span><text:span text:style-name="T1">)(editor) [email:</text:span><text:a xlink:type="simple" xlink:href="mailto:smithj@yahoo.com"><text:span text:style-name="T1">smythj@yahoo.com</text:span></text:a><text:span text:style-name="T1">]</text:span></text:p>
                </text:list-item>
                <text:list-item>
                  <text:p text:style-name="P5"><text:span text:style-name="T1">(</text:span><text:span text:style-name="T11">public</text:span><text:span text:style-name="T1">)(registrant)(</text:span><text:span text:style-name="T20">ER</text:span><text:span text:style-name="T1">)(editor-proxy)[email:</text:span><text:a xlink:type="simple" xlink:href="mailto:johnsonm@yahoo.com"><text:span text:style-name="T1">johnsonm@yahoo.com</text:span></text:a><text:span text:style-name="T1">]</text:span></text:p>
                </text:list-item>
                <text:list-item>
                  <text:p text:style-name="P6"/>
                </text:list-item>
                <text:list-item>
                  <text:p text:style-name="P6"><text:span text:style-name="T1">(</text:span><text:span text:style-name="T10">gov</text:span><text:span text:style-name="T1">)(registrant) [email:mrbiggles</text:span><text:a xlink:type="simple" xlink:href="mailto:smithj@yahoo.com"><text:span text:style-name="T1">@</text:span></text:a><text:span text:style-name="T1">michigan.</text:span><text:span text:style-name="T10">gov</text:span><text:span text:style-name="T1">]</text:span></text:p>
                </text:list-item>
                <text:list-item>
                  <text:p text:style-name="P6">(<text:span text:style-name="T10">gov</text:span>)(<text:span text:style-name="T10">account</text:span>)[email:mrbiggles@michigan.<text:span text:style-name="T10">gov</text:span>]</text:p>
                </text:list-item>
                <text:list-item>
                  <text:p text:style-name="P6">(<text:span text:style-name="T10">gov</text:span>)(registrant)[email:<text:a xlink:type="simple" xlink:href="mailto:mrbiggles@michigan.gov">mrbiggles@michigan.</text:a><text:a xlink:type="simple" xlink:href="mailto:mrbiggles@michigan.gov"><text:span text:style-name="T10">gov</text:span></text:a>]</text:p>
                </text:list-item>
                <text:list-item>
                  <text:p text:style-name="P8">(<text:span text:style-name="T10">gov</text:span>)(registrant)(<text:span text:style-name="T15">NRN</text:span>) [email:tg@michigan.<text:span text:style-name="T10">gov</text:span>] </text:p>
                </text:list-item>
                <text:list-item>
                  <text:p text:style-name="P6">(<text:span text:style-name="T10">gov</text:span>)(registrant)(<text:span text:style-name="T15">NRN</text:span>)(reviewer)[email:tg@michigan.<text:span text:style-name="T10">gov</text:span>]</text:p>
                </text:list-item>
                <text:list-item>
                  <text:p text:style-name="P5"><text:span text:style-name="T1">(</text:span><text:span text:style-name="T11">gov</text:span><text:span text:style-name="T1">)(registrant)(</text:span><text:span text:style-name="T12">NRN</text:span><text:span text:style-name="T1">)(help-desk)[email:</text:span><text:a xlink:type="simple" xlink:href="mailto:tt@michigan.gov"><text:span text:style-name="T1">tt@michigan.</text:span></text:a><text:a xlink:type="simple" xlink:href="mailto:tt@michigan.gov"><text:span text:style-name="T11">gov</text:span></text:a><text:span text:style-name="T1">]</text:span></text:p>
                </text:list-item>
                <text:list-item>
                  <text:p text:style-name="P5"><text:span text:style-name="T1">(</text:span><text:span text:style-name="T11">gov</text:span><text:span text:style-name="T1">)(registrant)(</text:span><text:span text:style-name="T12">NRN</text:span><text:span text:style-name="T1">)(approver)[email:</text:span><text:a xlink:type="simple" xlink:href="mailto:sr@michigan.gov"><text:span text:style-name="T1">sr@michigan.</text:span></text:a><text:a xlink:type="simple" xlink:href="mailto:sr@michigan.gov"><text:span text:style-name="T11">gov</text:span></text:a><text:span text:style-name="T1">]</text:span></text:p>
                </text:list-item>
                <text:list-item>
                  <text:p text:style-name="P5"><text:span text:style-name="T1">(</text:span><text:span text:style-name="T11">gov</text:span><text:span text:style-name="T1">)(registrant)(</text:span><text:span text:style-name="T12">NRN</text:span><text:span text:style-name="T1">)(manager)[email:</text:span><text:a xlink:type="simple" xlink:href="mailto:rd@michigan.gov"><text:span text:style-name="T1">rd@michigan.</text:span></text:a><text:a xlink:type="simple" xlink:href="mailto:rd@michigan.gov"><text:span text:style-name="T11">gov</text:span></text:a><text:span text:style-name="T1">]</text:span></text:p>
                </text:list-item>
                <text:list-item>
                  <text:p text:style-name="P8"><text:span text:style-name="T1">(</text:span><text:span text:style-name="T10">gov</text:span><text:span text:style-name="T1">)(registrant)(</text:span><text:span text:style-name="T21">ER</text:span><text:span text:style-name="T1">)] <text:s/>[email:dt@michignan.</text:span><text:span text:style-name="T10">gov</text:span><text:span text:style-name="T1">] </text:span></text:p>
                </text:list-item>
                <text:list-item>
                  <text:p text:style-name="P5"><text:span text:style-name="T1">(</text:span><text:span text:style-name="T11">gov</text:span><text:span text:style-name="T1">)(registrant)(</text:span><text:span text:style-name="T20">ER</text:span><text:span text:style-name="T1">)(reviewer)[email:</text:span><text:a xlink:type="simple" xlink:href="mailto:dt@michigan.gov"><text:span text:style-name="T1">dt@michigan.</text:span></text:a><text:a xlink:type="simple" xlink:href="mailto:dt@michigan.gov"><text:span text:style-name="T11">gov</text:span></text:a><text:span text:style-name="T1">]</text:span></text:p>
                </text:list-item>
                <text:list-item>
                  <text:p text:style-name="P5"><text:span text:style-name="T1">(</text:span><text:span text:style-name="T11">gov</text:span><text:span text:style-name="T1">)(registrant)(</text:span><text:span text:style-name="T20">ER</text:span><text:span text:style-name="T1">)(</text:span><text:span text:style-name="T11">gov</text:span><text:span text:style-name="T1">)(registrant)(</text:span><text:span text:style-name="T20">ER</text:span><text:span text:style-name="T1">)(approver)[email:</text:span><text:a xlink:type="simple" xlink:href="mailto:bc@michigan.gov"><text:span text:style-name="T1">bc@michigan.</text:span></text:a><text:a xlink:type="simple" xlink:href="mailto:bc@michigan.gov"><text:span text:style-name="T11">gov</text:span></text:a><text:span text:style-name="T1">]</text:span></text:p>
                </text:list-item>
                <text:list-item>
                  <text:p text:style-name="P6">(<text:span text:style-name="T10">gov</text:span>)(registrant)(<text:span text:style-name="T21">ER</text:span>)(manager)[email:rd@michigan.<text:span text:style-name="T10">gov</text:span>]</text:p>
                </text:list-item>
                <text:list-item>
                  <text:p text:style-name="P5"><text:span text:style-name="T1">(</text:span><text:span text:style-name="T11">gov</text:span><text:span text:style-name="T1">)(registrant)(</text:span><text:span text:style-name="T20">ER</text:span><text:span text:style-name="T1">)(help-desk)[email:</text:span><text:a xlink:type="simple" xlink:href="mailto:tt@michigan.gov"><text:span text:style-name="T1">tt@michigan.</text:span></text:a><text:a xlink:type="simple" xlink:href="mailto:tt@michigan.gov"><text:span text:style-name="T11">gov</text:span></text:a><text:span text:style-name="T1">]</text:span></text:p>
                </text:list-item>
              </text:list>
            </text:list-item>
            <text:list-item>
              <text:p text:style-name="P6"/>
            </text:list-item>
            <text:list-item>
              <text:p text:style-name="P6">Rules of Access</text:p>
              <text:list>
                <text:list-item>
                  <text:p text:style-name="P6">Each <text:span text:style-name="T15">NRN</text:span> must have an (editor)</text:p>
                </text:list-item>
                <text:list-item>
                  <text:p text:style-name="P6">Each <text:span text:style-name="T21">ER</text:span> must have an (editor)</text:p>
                </text:list-item>
                <text:list-item>
                  <text:p text:style-name="P6">An <text:span text:style-name="T15">NRN</text:span> does not always have an (editor-proxy)</text:p>
                </text:list-item>
                <text:list-item>
                  <text:p text:style-name="P6">An <text:span text:style-name="T21">ER</text:span> does not always have an (editor-proxy)</text:p>
                </text:list-item>
                <text:list-item>
                  <text:p text:style-name="P6">Each <text:span text:style-name="T15">NRN</text:span> must have a (manager)</text:p>
                </text:list-item>
                <text:list-item>
                  <text:p text:style-name="P6">Each <text:span text:style-name="T21">ER</text:span> must have an (manager) </text:p>
                </text:list-item>
                <text:list-item>
                  <text:p text:style-name="P6">Each <text:span text:style-name="T15">NRN</text:span> must have at least one (reviewer)</text:p>
                </text:list-item>
                <text:list-item>
                  <text:p text:style-name="P6">Each <text:span text:style-name="T21">ER</text:span> must have at least one (reviewer)</text:p>
                  <text:p text:style-name="P6"/>
                </text:list-item>
              </text:list>
            </text:list-item>
            <text:list-item>
              <text:p text:style-name="P10"/>
            </text:list-item>
            <text:list-item>
              <text:p text:style-name="P6">Site-Types</text:p>
              <text:list>
                <text:list-item>
                  <text:p text:style-name="P6"><text:span text:style-name="T4">(</text:span><text:span text:style-name="T15">public</text:span><text:span text:style-name="T4">) </text:span>[definition: (pubic) refers to a <text:span text:style-name="T10">public</text:span> access point.]</text:p>
                </text:list-item>
                <text:list-item>
                  <text:p text:style-name="P6"><text:span text:style-name="T4">(</text:span><text:span text:style-name="T15">gov</text:span><text:span text:style-name="T4">) </text:span>[definition: (<text:span text:style-name="T10">gov</text:span>) refers to a protected access point for reviewers, managers, approvers, help-desk, and system-administrators..]</text:p>
                </text:list-item>
              </text:list>
            </text:list-item>
            <text:list-item>
              <text:p text:style-name="P6">Access-Types</text:p>
              <text:list>
                <text:list-item>
                  <text:p text:style-name="P6">(guest) <text:s/>[definition: (guest) is a role that gives minimum access to the <text:span text:style-name="T10">public</text:span> system. This level of access allows an actor to initiate an <text:span text:style-name="T10">account</text:span>.] [when: automatically][by-whom: automatically] [prerequisites: none]</text:p>
                </text:list-item>
                <text:list-item>
                  <text:p text:style-name="P6">(<text:span text:style-name="T10">account</text:span>)[definiton:])[definition: (<text:span text:style-name="T10">account</text:span>) is the first privilege granted. This level of access allows an actor to complete the registration.]</text:p>
                </text:list-item>
                <text:list-item>
                  <text:p text:style-name="P6"><text:span text:style-name="T4">(registrant) </text:span>[definition: (registrant) has completed his or her registration and can request NRN and ER privileges. ]</text:p>
                </text:list-item>
              </text:list>
            </text:list-item>
            <text:list-item>
              <text:p text:style-name="P6">Process-Types</text:p>
              <text:list>
                <text:list-item>
                  <text:p text:style-name="P6">(<text:span text:style-name="T15">NRN</text:span>) [definition: (<text:span text:style-name="T15">NRN</text:span>) allow an actor to initiate new National Register Nominations]</text:p>
                </text:list-item>
                <text:list-item>
                  <text:p text:style-name="P5"><text:span text:style-name="T1">(</text:span><text:span text:style-name="T19">ER</text:span><text:span text:style-name="T1">) [definition: (</text:span><text:span text:style-name="T19">ER</text:span><text:span text:style-name="T1">) allow an actor to initiate new Environmental Reviews]</text:span></text:p>
                </text:list-item>
              </text:list>
            </text:list-item>
            <text:list-item>
              <text:p text:style-name="P6">Process-Role-Types</text:p>
              <text:list>
                <text:list-item>
                  <text:p text:style-name="P6">(editor)[definition: (editor) gives an actor access to modify, and complete nominations and reviews. <text:s/>In addition, this role can invite other registrants to assist with the preparation process materials.][prerequisites: ]</text:p>
                </text:list-item>
                <text:list-item>
                  <text:p text:style-name="P6">(editor-proxy)[definition: (editor-proxy) gives an actor access to modify a specific nomination or review. <text:s/>] [prerequisites: ]</text:p>
                </text:list-item>
                <text:list-item>
                  <text:p text:style-name="P5"><text:span text:style-name="T1">(reviewer)</text:span><text:span text:style-name="T11">[definition: (reviewer) gives access to read and make comments about a specific nomination or review.]</text:span></text:p>
                </text:list-item>
                <text:list-item>
                  <text:p text:style-name="P6">(approver)[definition:]</text:p>
                </text:list-item>
                <text:list-item>
                  <text:p text:style-name="P6">(manager)[definition:]</text:p>
                </text:list-item>
                <text:list-item>
                  <text:p text:style-name="P5"><text:span text:style-name="T1">(help-desk) </text:span><text:span text:style-name="T11">[definition: (help-desk) gives an actor the ability to see the system from the perspective of another actor. This is meant to facilitate issue resolution via a phone conversation. This role can comment but not save.]</text:span></text:p>
                </text:list-item>
                <text:list-item>
                  <text:p text:style-name="P9">(system-administrator) [definition:]</text:p>
                </text:list-item>
                <text:list-item>
                  <text:p text:style-name="P9">(workflow-designer)[definition:]</text:p>
                </text:list-item>
              </text:list>
            </text:list-item>
            <text:list-item>
              <text:p text:style-name="P9">Action-Types</text:p>
              <text:list>
                <text:list-item>
                  <text:p text:style-name="P9">(save)</text:p>
                </text:list-item>
                <text:list-item>
                  <text:p text:style-name="P6"/>
                </text:list-item>
              </text:list>
            </text:list-item>
            <text:list-item>
              <text:p text:style-name="P6">Mutually Exclusive Access by Actor</text:p>
              <text:list>
                <text:list-item>
                  <text:p text:style-name="P6">(guest)</text:p>
                </text:list-item>
                <text:list-item>
                  <text:p text:style-name="P6">(registrant)</text:p>
                </text:list-item>
                <text:list-item>
                  <text:p text:style-name="P6">(system-administrator)</text:p>
                  <text:p text:style-name="P6"/>
                </text:list-item>
              </text:list>
            </text:list-item>
            <text:list-item>
              <text:p text:style-name="P6">Access Senarios for a Single <text:span text:style-name="T15">NRN</text:span></text:p>
              <text:list>
                <text:list-item>
                  <text:p text:style-name="P6">(registrant) [limit: 51]</text:p>
                </text:list-item>
                <text:list-item>
                  <text:p text:style-name="P6">(<text:span text:style-name="T10">public</text:span>)(registrant)(<text:span text:style-name="T15">NRN</text:span>)(editor) [limit: 1]</text:p>
                </text:list-item>
                <text:list-item>
                  <text:p text:style-name="P6">(nrn-editor-proxy)[limit: 50]</text:p>
                </text:list-item>
                <text:list-item>
                  <text:p text:style-name="P6">(<text:span text:style-name="T10">gov</text:span>-registrant)[limit: 51]</text:p>
                </text:list-item>
                <text:list-item>
                  <text:p text:style-name="P6">(nrn-manager) [limit: 1]</text:p>
                </text:list-item>
                <text:list-item>
                  <text:p text:style-name="P6">(nrn-reviewer) [limit: 50]</text:p>
                </text:list-item>
                <text:list-item>
                  <text:p text:style-name="P6">(nrn-approver) [limit:1]</text:p>
                </text:list-item>
              </text:list>
            </text:list-item>
          </text:list>
        </text:list-item>
      </text:list>
      <text:p text:style-name="P1"/>
      <text:list xml:id="list35197114" text:continue-numbering="true" text:style-name="L1">
        <text:list-item>
          <text:list>
            <text:list-item>
              <text:p text:style-name="P6">Access Senarios for a Single <text:span text:style-name="T21">ER</text:span></text:p>
              <text:list>
                <text:list-item>
                  <text:p text:style-name="P6">(registrant) [limit: 51]</text:p>
                </text:list-item>
                <text:list-item>
                  <text:p text:style-name="P6">(er-editor) [limit: 1]</text:p>
                </text:list-item>
                <text:list-item>
                  <text:p text:style-name="P6">(er-editor-proxy)[limit: 50]</text:p>
                </text:list-item>
                <text:list-item>
                  <text:p text:style-name="P6">(<text:span text:style-name="T10">gov</text:span>-registrant)[limit: 51]</text:p>
                </text:list-item>
                <text:list-item>
                  <text:p text:style-name="P6">(er-manager) [limit: 1]</text:p>
                </text:list-item>
                <text:list-item>
                  <text:p text:style-name="P6">(er-reviewer) [limit: 50]</text:p>
                </text:list-item>
                <text:list-item>
                  <text:p text:style-name="P6">(er-approver) [limit:1]</text:p>
                  <text:p text:style-name="P6"/>
                </text:list-item>
              </text:list>
            </text:list-item>
            <text:list-item>
              <text:p text:style-name="P6">Expected-Actor-Access-States</text:p>
              <text:list>
                <text:list-item>
                  <text:p text:style-name="P6">(public)(guest)</text:p>
                </text:list-item>
                <text:list-item>
                  <text:p text:style-name="P6">(<text:span text:style-name="T10">public</text:span>)(account)</text:p>
                </text:list-item>
                <text:list-item>
                  <text:p text:style-name="P6">(<text:span text:style-name="T10">public</text:span>)(registrant)</text:p>
                </text:list-item>
                <text:list-item>
                  <text:p text:style-name="P6">(<text:span text:style-name="T10">public</text:span>)(registrant)(<text:span text:style-name="T15">NRN</text:span>)</text:p>
                </text:list-item>
                <text:list-item>
                  <text:p text:style-name="P6">(<text:span text:style-name="T10">public</text:span>)(registrant)(<text:span text:style-name="T15">NRN</text:span>)(editor)</text:p>
                </text:list-item>
                <text:list-item>
                  <text:p text:style-name="P6">(<text:span text:style-name="T10">public</text:span>)(registrant)(<text:span text:style-name="T15">NRN</text:span>)(editor-proxy)</text:p>
                </text:list-item>
                <text:list-item>
                  <text:p text:style-name="P6">(<text:span text:style-name="T10">public</text:span>)(registrant)(<text:span text:style-name="T21">ER</text:span>)(help-desk)</text:p>
                </text:list-item>
                <text:list-item>
                  <text:p text:style-name="P6">(<text:span text:style-name="T10">public</text:span>)(registrant)(<text:span text:style-name="T21">ER</text:span>)</text:p>
                </text:list-item>
                <text:list-item>
                  <text:p text:style-name="P6">(<text:span text:style-name="T10">public</text:span>)(registrant)(<text:span text:style-name="T21">ER</text:span>)(editor)</text:p>
                </text:list-item>
                <text:list-item>
                  <text:p text:style-name="P6">(<text:span text:style-name="T10">public</text:span>)(registrant)(<text:span text:style-name="T21">ER</text:span>)(editor-proxy)</text:p>
                </text:list-item>
                <text:list-item>
                  <text:p text:style-name="P6">(<text:span text:style-name="T10">public</text:span>)(registrant)(<text:span text:style-name="T21">ER</text:span>)(help-desk)</text:p>
                </text:list-item>
                <text:list-item>
                  <text:p text:style-name="P6">(<text:span text:style-name="T10">gov</text:span>)(guest)</text:p>
                </text:list-item>
                <text:list-item>
                  <text:p text:style-name="P6">(<text:span text:style-name="T10">gov</text:span>)(account)</text:p>
                </text:list-item>
                <text:list-item>
                  <text:p text:style-name="P6">(<text:span text:style-name="T10">gov</text:span>)(registrant)</text:p>
                </text:list-item>
                <text:list-item>
                  <text:p text:style-name="P6">(<text:span text:style-name="T10">gov</text:span>)(registrant)(<text:span text:style-name="T15">NRN</text:span>)(manager)</text:p>
                </text:list-item>
                <text:list-item>
                  <text:p text:style-name="P6">(<text:span text:style-name="T10">gov</text:span>)(registrant)(<text:span text:style-name="T15">NRN</text:span>)(reviewer)</text:p>
                </text:list-item>
                <text:list-item>
                  <text:p text:style-name="P6">(<text:span text:style-name="T10">gov</text:span>)(registrant)(<text:span text:style-name="T15">NRN</text:span>)(approver)</text:p>
                </text:list-item>
                <text:list-item>
                  <text:p text:style-name="P6">(<text:span text:style-name="T10">gov</text:span>)(registrant)(<text:span text:style-name="T15">NRN</text:span>)(help-desk)</text:p>
                </text:list-item>
                <text:list-item>
                  <text:p text:style-name="P6">(<text:span text:style-name="T10">gov</text:span>)(registrant)(<text:span text:style-name="T21">ER</text:span>)(manager)</text:p>
                </text:list-item>
                <text:list-item>
                  <text:p text:style-name="P6">(<text:span text:style-name="T10">gov</text:span>)(registrant)(<text:span text:style-name="T21">ER</text:span>)(reviewer)</text:p>
                </text:list-item>
                <text:list-item>
                  <text:p text:style-name="P6">(<text:span text:style-name="T10">gov</text:span>)(registrant)(<text:span text:style-name="T21">ER</text:span>)(approver)</text:p>
                </text:list-item>
                <text:list-item>
                  <text:p text:style-name="P6">(<text:span text:style-name="T10">gov</text:span>)(registrant)(<text:span text:style-name="T21">ER</text:span>)(help-desk)</text:p>
                </text:list-item>
                <text:list-item>
                  <text:p text:style-name="P6">(<text:span text:style-name="T10">gov</text:span>)(registrant)(system-adminstrator)</text:p>
                </text:list-item>
                <text:list-item>
                  <text:p text:style-name="P6"/>
                </text:list-item>
              </text:list>
            </text:list-item>
            <text:list-item>
              <text:p text:style-name="P6"/>
            </text:list-item>
            <text:list-item>
              <text:p text:style-name="P6">Validate-Types</text:p>
              <text:list>
                <text:list-item>
                  <text:p text:style-name="P6">Character [format:AAA]</text:p>
                </text:list-item>
                <text:list-item>
                  <text:p text:style-name="P6">Numeric [format:NNNNNNNNNN]</text:p>
                </text:list-item>
                <text:list-item>
                  <text:p text:style-name="P6">OGC [format: ]</text:p>
                </text:list-item>
                <text:list-item>
                  <text:p text:style-name="P6">Phone [format: NNNNNNNNNN]</text:p>
                </text:list-item>
                <text:list-item>
                  <text:p text:style-name="P6">Street [AN]</text:p>
                </text:list-item>
                <text:list-item>
                  <text:p text:style-name="P6">City [format: AN]</text:p>
                </text:list-item>
                <text:list-item>
                  <text:p text:style-name="P6">Postal Code [format: NNNNN, NNNNNNNNN]</text:p>
                </text:list-item>
                <text:list-item>
                  <text:p text:style-name="P6">Datetime [format:]</text:p>
                </text:list-item>
              </text:list>
            </text:list-item>
            <text:list-item>
              <text:p text:style-name="P6">UI-Types</text:p>
              <text:list>
                <text:list-item>
                  <text:p text:style-name="P6">text</text:p>
                </text:list-item>
                <text:list-item>
                  <text:p text:style-name="P6">calendar</text:p>
                </text:list-item>
                <text:list-item>
                  <text:p text:style-name="P6">list</text:p>
                </text:list-item>
                <text:list-item>
                  <text:p text:style-name="P6">map</text:p>
                </text:list-item>
                <text:list-item>
                  <text:p text:style-name="P6">grid </text:p>
                </text:list-item>
                <text:list-item>
                  <text:p text:style-name="P6">label</text:p>
                </text:list-item>
              </text:list>
            </text:list-item>
            <text:list-item>
              <text:p text:style-name="P6">Button-Types</text:p>
              <text:list>
                <text:list-item>
                  <text:p text:style-name="P6">close-button</text:p>
                </text:list-item>
                <text:list-item>
                  <text:p text:style-name="P6">delete-button</text:p>
                </text:list-item>
                <text:list-item>
                  <text:p text:style-name="P6">edit-button</text:p>
                </text:list-item>
                <text:list-item>
                  <text:p text:style-name="P6">logout-button</text:p>
                </text:list-item>
                <text:list-item>
                  <text:p text:style-name="P6">new-button </text:p>
                </text:list-item>
                <text:list-item>
                  <text:p text:style-name="P6">save-button</text:p>
                </text:list-item>
                <text:list-item>
                  <text:p text:style-name="P6">task-button [definition: gets values from the tsk_screen column in Tasks for current site-type, access-type, process-type and process-role-type, table name and the column defined in goto attribute. <text:s/>task-buttons should be named the same as the tsk_screen value and populate the goto attribute with the source field name i.e., tsk_screen. <text:s/>Field names should be unique. <text:s/>No need to define children. Associated Screens should be defined for each task and should have type overlay. <text:s text:c="2"/>Add data to the settings, stsk_role = the proper role, stsk_name = the target Screen. <text:s/>]</text:p>
                </text:list-item>
                <text:list-item>
                  <text:p text:style-name="P6">poke-button [definition: opens the poke message screen. <text:s/>Pokes alow actors to send messages to target groups within the application.]</text:p>
                </text:list-item>
                <text:list-item>
                  <text:p text:style-name="P6">goto-button [definition: take the user out of the current context to another. <text:s/>The button can be configured ]</text:p>
                </text:list-item>
              </text:list>
            </text:list-item>
            <text:list-item>
              <text:p text:style-name="P6">Screen-Types</text:p>
              <text:list>
                <text:list-item>
                  <text:p text:style-name="P6">when no type is given then this means that the screen is a main/base screen</text:p>
                </text:list-item>
                <text:list-item>
                  <text:p text:style-name="P6">in-line [definition: in-line means to show the screen imbedded into the screen.]</text:p>
                </text:list-item>
                <text:list-item>
                  <text:p text:style-name="P6">overlay [definition: overly opens a screen in position over the existing screen.]</text:p>
                </text:list-item>
                <text:list-item>
                  <text:p text:style-name="P6">stub [definition: stub is a stand-in for another screen. ]</text:p>
                </text:list-item>
                <text:list-item>
                  <text:p text:style-name="P6">textblock [definition: shows a block of text ]</text:p>
                </text:list-item>
                <text:list-item>
                  <text:p text:style-name="P6">stand-alone [definition: an individual context]</text:p>
                </text:list-item>
              </text:list>
            </text:list-item>
            <text:list-item>
              <text:p text:style-name="P6">Display-Types</text:p>
              <text:list>
                <text:list-item>
                  <text:p text:style-name="P6">Date [format: MM-DD-YYYY]</text:p>
                </text:list-item>
                <text:list-item>
                  <text:p text:style-name="P6">Datetime [format: MM-DD-YYYY HH:MM:SS]</text:p>
                </text:list-item>
              </text:list>
            </text:list-item>
            <text:list-item>
              <text:p text:style-name="P6">Poke-Types<text:tab/></text:p>
              <text:list>
                <text:list-item>
                  <text:p text:style-name="P6">Poke-Managers</text:p>
                </text:list-item>
                <text:list-item>
                  <text:p text:style-name="P6"/>
                </text:list-item>
              </text:list>
            </text:list-item>
          </text:list>
          <text:p text:style-name="P6"/>
          <text:list text:continue-numbering="true">
            <text:list-header>
              <text:p text:style-name="P6"/>
            </text:list-header>
          </text:list>
        </text:list-item>
      </text:list>
      <text:p text:style-name="P1"/>
      <text:p text:style-name="P1"/>
      <text:list xml:id="list35212250" text:continue-numbering="true" text:style-name="L1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3DT3H33M59S</meta:editing-duration>
    <meta:editing-cycles>1011</meta:editing-cycles>
    <meta:generator>OpenOffice.org/3.3$Win32 OpenOffice.org_project/330m20$Build-9567</meta:generator>
    <dc:date>2011-12-22T15:06:59.82</dc:date>
    <dc:creator>James Wilfong</dc:creator>
    <meta:document-statistic meta:table-count="0" meta:image-count="0" meta:object-count="0" meta:page-count="1" meta:paragraph-count="312" meta:word-count="2411" meta:character-count="32533"/>
    <meta:user-defined meta:name="Info 1"/>
    <meta:user-defined meta:name="Info 2"/>
    <meta:user-defined meta:name="Info 3"/>
    <meta:user-defined meta:name="Info 4"/>
  </office:meta>
</office:document-meta>
</file>